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0.1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.1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.453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0.194cm"/>
    </style:style>
    <style:style style:name="gr8" style:family="graphic" style:parent-style-name="objectwithoutfill">
      <style:graphic-properties draw:marker-end="Arrow" draw:marker-end-width="0.07cm" draw:fill="none" draw:textarea-vertical-align="middle" draw:start-line-spacing-vertical="0.17cm" draw:end-line-spacing-vertical="0.17cm"/>
    </style:style>
    <style:style style:name="gr9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="hatch" draw:fill-color="#cfe7f5" draw:fill-hatch-name="Hatching_20_1_20_-_20_horizontal" draw:fill-hatch-solid="false" draw:textarea-horizontal-align="justify" draw:textarea-vertical-align="middle" draw:auto-grow-height="false"/>
    </style:style>
    <style:style style:name="gr11" style:family="graphic" style:parent-style-name="standard">
      <style:graphic-properties draw:fill="hatch" draw:fill-color="#c0c0c0" draw:fill-hatch-name="Hatching_20_1_20_-_20_horizontal" draw:fill-hatch-solid="tru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238cm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6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734cm"/>
    </style:style>
    <style:style style:name="gr17" style:family="graphic" style:parent-style-name="objectwithoutfill">
      <style:graphic-properties svg:stroke-width="0.06cm" draw:marker-start-width="0.3cm" draw:marker-end-width="0.3cm" draw:fill="none" draw:textarea-vertical-align="middle" fo:padding-top="0.155cm" fo:padding-bottom="0.155cm" fo:padding-left="0.28cm" fo:padding-right="0.28cm"/>
    </style:style>
    <style:style style:name="gr18" style:family="graphic" style:parent-style-name="objectwithoutfill">
      <style:graphic-properties svg:stroke-width="0.06cm" svg:stroke-color="#dc2300" draw:marker-start-width="0.3cm" draw:marker-end-width="0.3cm" draw:fill="none" draw:textarea-vertical-align="middle" fo:padding-top="0.155cm" fo:padding-bottom="0.155cm" fo:padding-left="0.28cm" fo:padding-right="0.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1.238cm"/>
    </style:style>
    <style:style style:name="gr20" style:family="graphic" style:parent-style-name="objectwithoutfill">
      <style:graphic-properties svg:stroke-width="0.02cm" draw:marker-start-width="0.24cm" draw:marker-end-width="0.24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svg:stroke-width="0.06cm" svg:stroke-color="#000000" draw:marker-start-width="0.3cm" draw:marker-end-width="0.3cm" draw:fill="none" draw:textarea-vertical-align="middle" fo:padding-top="0.155cm" fo:padding-bottom="0.155cm" fo:padding-left="0.28cm" fo:padding-right="0.28cm"/>
    </style:style>
    <style:style style:name="gr22" style:family="graphic" style:parent-style-name="objectwithoutfill">
      <style:graphic-properties draw:marker-end="Arrow" draw:marker-end-width="0.07cm" draw:stroke-linejoin="none" draw:fill="none" draw:textarea-vertical-align="middle" draw:start-line-spacing-vertical="0.17cm" draw:end-line-spacing-vertical="0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reeSerif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FreeSerif"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FreeSerif"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loext:graphic-properties draw:fill="hatch" draw:fill-color="#cfe7f5" draw:fill-hatch-name="Hatching_20_1_20_-_20_horizontal" draw:fill-hatch-solid="false"/>
      <style:paragraph-properties fo:text-align="center"/>
    </style:style>
    <style:style style:name="P8" style:family="paragraph">
      <loext:graphic-properties draw:fill="hatch" draw:fill-color="#c0c0c0" draw:fill-hatch-name="Hatching_20_1_20_-_20_horizontal" draw:fill-hatch-solid="true"/>
      <style:paragraph-properties fo:text-align="center"/>
    </style:style>
    <style:style style:name="P9" style:family="paragraph">
      <loext:graphic-properties draw:fill="none" draw:fill-color="#ffffff"/>
      <style:text-properties style:font-name="FreeSerif" fo:font-size="7pt" fo:font-style="italic" style:font-size-asian="7pt" style:font-style-asian="italic" style:font-size-complex="7pt" style:font-style-complex="italic"/>
    </style:style>
    <style:style style:name="T1" style:family="text">
      <style:text-properties style:font-name="FreeSerif" fo:font-size="8pt" style:font-size-asian="8pt" style:font-size-complex="8pt"/>
    </style:style>
    <style:style style:name="T2" style:family="text">
      <style:text-properties style:font-name="FreeSerif" fo:font-size="8pt" fo:font-style="normal" style:font-size-asian="8pt" style:font-style-asian="normal" style:font-size-complex="8pt" style:font-style-complex="normal"/>
    </style:style>
    <style:style style:name="T3" style:family="text">
      <style:text-properties style:font-name="FreeSerif"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FreeSerif" fo:font-size="7pt" fo:font-style="italic" style:font-size-asian="7pt" style:font-style-asian="italic" style:font-size-complex="7pt" style:font-style-complex="italic"/>
    </style:style>
    <style:style style:name="T5" style:family="text">
      <style:text-properties style:font-name="FreeSerif" fo:font-size="7pt" fo:font-style="normal" style:font-size-asian="7pt" style:font-style-asian="normal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2.9cm" svg:x2="3.4cm" svg:y2="6.4cm">
          <text:p/>
        </draw:line>
        <draw:line draw:style-name="gr1" draw:text-style-name="P1" draw:layer="layout" svg:x1="3.879cm" svg:y1="2.9cm" svg:x2="3.879cm" svg:y2="6.4cm">
          <text:p/>
        </draw:line>
        <draw:line draw:style-name="gr1" draw:text-style-name="P1" draw:layer="layout" svg:x1="4.359cm" svg:y1="2.9cm" svg:x2="4.359cm" svg:y2="6.4cm">
          <text:p/>
        </draw:line>
        <draw:line draw:style-name="gr1" draw:text-style-name="P1" draw:layer="layout" svg:x1="4.839cm" svg:y1="2.9cm" svg:x2="4.839cm" svg:y2="6.4cm">
          <text:p/>
        </draw:line>
        <draw:line draw:style-name="gr1" draw:text-style-name="P1" draw:layer="layout" svg:x1="5.32cm" svg:y1="2.9cm" svg:x2="5.32cm" svg:y2="6.4cm">
          <text:p/>
        </draw:line>
        <draw:frame draw:style-name="gr2" draw:text-style-name="P2" xml:id="id5" draw:id="id5" draw:layer="layout" svg:width="0.646cm" svg:height="0.633cm" svg:x="3.55cm" svg:y="2.45cm">
          <draw:text-box>
            <text:p><text:span text:style-name="T1">1</text:span></text:p>
          </draw:text-box>
        </draw:frame>
        <draw:frame draw:style-name="gr3" draw:text-style-name="P4" xml:id="id1" draw:id="id1" draw:layer="layout" svg:width="0.609cm" svg:height="0.698cm" svg:x="3.079cm" svg:y="2.45cm">
          <draw:text-box>
            <text:p text:style-name="P3"><text:span text:style-name="T1">0</text:span></text:p>
          </draw:text-box>
        </draw:frame>
        <draw:frame draw:style-name="gr4" draw:text-style-name="P2" xml:id="id3" draw:id="id3" draw:layer="layout" svg:width="0.327cm" svg:height="0.59cm" svg:x="4.22cm" svg:y="2.453cm">
          <draw:text-box>
            <text:p><text:span text:style-name="T1">2</text:span></text:p>
          </draw:text-box>
        </draw:frame>
        <draw:frame draw:style-name="gr5" draw:text-style-name="P5" draw:layer="layout" svg:width="0.26cm" svg:height="0.59cm" svg:x="4.78cm" svg:y="2.45cm">
          <draw:text-box>
            <text:p><text:span text:style-name="T2">3</text:span></text:p>
          </draw:text-box>
        </draw:frame>
        <draw:custom-shape draw:style-name="gr6" draw:text-style-name="P6" draw:layer="layout" svg:width="0.25cm" svg:height="0.465cm" svg:x="3.27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6" draw:id="id6" draw:layer="layout" svg:width="0.646cm" svg:height="0.633cm" svg:x="6.92cm" svg:y="2.46cm">
          <draw:text-box>
            <text:p><text:span text:style-name="T1">1</text:span></text:p>
          </draw:text-box>
        </draw:frame>
        <draw:frame draw:style-name="gr7" draw:text-style-name="P2" xml:id="id8" draw:id="id8" draw:layer="layout" svg:width="0.646cm" svg:height="0.633cm" svg:x="7.894cm" svg:y="2.46cm">
          <draw:text-box>
            <text:p><text:span text:style-name="T1">3</text:span></text:p>
          </draw:text-box>
        </draw:frame>
        <draw:connector draw:style-name="gr8" draw:text-style-name="P1" draw:layer="layout" draw:type="lines" svg:x1="3.383cm" svg:y1="2.45cm" svg:x2="6.755cm" svg:y2="2.46cm" draw:start-shape="id1" draw:start-glue-point="0" draw:end-shape="id2" draw:end-glue-point="0" svg:d="M3383 2450v-170l3372 10v170" svg:viewBox="0 0 3373 181">
          <text:p/>
        </draw:connector>
        <draw:connector draw:style-name="gr8" draw:text-style-name="P1" draw:layer="layout" draw:type="lines" draw:line-skew="-0.163cm -0.17cm" svg:x1="4.383cm" svg:y1="2.453cm" svg:x2="7.736cm" svg:y2="2.46cm" draw:start-shape="id3" draw:start-glue-point="0" draw:end-shape="id4" draw:end-glue-point="0" svg:d="M4383 2453v-333h3353v340" svg:viewBox="0 0 3354 341">
          <text:p/>
        </draw:connector>
        <draw:frame draw:style-name="gr7" draw:text-style-name="P2" xml:id="id7" draw:id="id7" draw:layer="layout" svg:width="0.646cm" svg:height="0.633cm" svg:x="5cm" svg:y="2.45cm">
          <draw:text-box>
            <text:p><text:span text:style-name="T1">4</text:span></text:p>
          </draw:text-box>
        </draw:frame>
        <draw:line draw:style-name="gr1" draw:text-style-name="P1" draw:layer="layout" svg:x1="6.76cm" svg:y1="2.9cm" svg:x2="6.76cm" svg:y2="6.4cm">
          <text:p/>
        </draw:line>
        <draw:line draw:style-name="gr1" draw:text-style-name="P1" draw:layer="layout" svg:x1="7.239cm" svg:y1="2.9cm" svg:x2="7.239cm" svg:y2="6.4cm">
          <text:p/>
        </draw:line>
        <draw:line draw:style-name="gr1" draw:text-style-name="P1" draw:layer="layout" svg:x1="7.719cm" svg:y1="2.9cm" svg:x2="7.719cm" svg:y2="6.4cm">
          <text:p/>
        </draw:line>
        <draw:line draw:style-name="gr1" draw:text-style-name="P1" draw:layer="layout" svg:x1="8.199cm" svg:y1="2.9cm" svg:x2="8.199cm" svg:y2="6.4cm">
          <text:p/>
        </draw:line>
        <draw:frame draw:style-name="gr3" draw:text-style-name="P4" xml:id="id2" draw:id="id2" draw:layer="layout" svg:width="0.609cm" svg:height="0.698cm" svg:x="6.451cm" svg:y="2.46cm">
          <draw:text-box>
            <text:p text:style-name="P3"><text:span text:style-name="T1">0</text:span></text:p>
          </draw:text-box>
        </draw:frame>
        <draw:frame draw:style-name="gr7" draw:text-style-name="P2" xml:id="id4" draw:id="id4" draw:layer="layout" svg:width="0.646cm" svg:height="0.633cm" svg:x="7.413cm" svg:y="2.46cm">
          <draw:text-box>
            <text:p><text:span text:style-name="T1">2</text:span></text:p>
          </draw:text-box>
        </draw:frame>
        <draw:custom-shape draw:style-name="gr6" draw:text-style-name="P6" draw:layer="layout" svg:width="0.25cm" svg:height="0.465cm" svg:x="6.63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cm" svg:height="0.486cm" svg:x="7.11cm" svg:y="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s" draw:line-skew="-0.08cm -0.09cm" svg:x1="3.873cm" svg:y1="2.45cm" svg:x2="7.243cm" svg:y2="2.46cm" draw:start-shape="id5" draw:start-glue-point="0" draw:end-shape="id6" draw:end-glue-point="0" svg:d="M3873 2450v-250h3370v260" svg:viewBox="0 0 3371 261">
          <text:p/>
        </draw:connector>
        <draw:connector draw:style-name="gr8" draw:text-style-name="P1" draw:layer="layout" draw:type="lines" draw:line-skew="-0.24cm -0.25cm" svg:x1="5.323cm" svg:y1="2.45cm" svg:x2="8.217cm" svg:y2="2.46cm" draw:start-shape="id7" draw:start-glue-point="0" draw:end-shape="id8" draw:end-glue-point="0" svg:d="M5323 2450v-410h2894v420" svg:viewBox="0 0 2895 421">
          <text:p/>
        </draw:connector>
        <draw:custom-shape draw:style-name="gr6" draw:text-style-name="P6" draw:layer="layout" svg:width="0.25cm" svg:height="0.465cm" svg:x="3.75cm" svg:y="3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3.06cm" svg:y1="4.34cm" svg:x2="8.4cm" svg:y2="4.34cm">
          <text:p/>
        </draw:line>
        <draw:custom-shape draw:style-name="gr6" draw:text-style-name="P6" draw:layer="layout" svg:width="0.25cm" svg:height="0.479cm" svg:x="4.23cm" svg:y="3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126cm" svg:height="0.44cm" svg:x="6.694cm" svg:y="4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133cm" svg:height="0.483cm" svg:x="7.647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127cm" svg:height="0.444cm" svg:x="8.14cm" svg:y="4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0" draw:id="id10" draw:layer="layout" svg:width="0.161cm" svg:height="0.48cm" svg:x="7.639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0.16cm" svg:height="0.48cm" svg:x="4.28cm" svg:y="4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059cm" svg:y1="4.8cm" svg:x2="5.62cm" svg:y2="4.8cm">
          <text:p/>
        </draw:line>
        <draw:frame draw:style-name="gr13" draw:text-style-name="P5" draw:layer="layout" svg:width="1.62cm" svg:height="0.633cm" svg:x="1.654cm" svg:y="4.02cm">
          <draw:text-box>
            <text:p><text:span text:style-name="T3">moment </text:span><text:span text:style-name="T2">1</text:span></text:p>
          </draw:text-box>
        </draw:frame>
        <draw:frame draw:style-name="gr13" draw:text-style-name="P5" draw:layer="layout" svg:width="1.62cm" svg:height="0.633cm" svg:x="1.654cm" svg:y="4.487cm">
          <draw:text-box>
            <text:p><text:span text:style-name="T3">moment </text:span><text:span text:style-name="T2">2</text:span></text:p>
          </draw:text-box>
        </draw:frame>
        <draw:line draw:style-name="gr9" draw:text-style-name="P1" draw:layer="layout" svg:x1="6.36cm" svg:y1="5.26cm" svg:x2="8.401cm" svg:y2="5.26cm">
          <text:p/>
        </draw:line>
        <draw:line draw:style-name="gr14" draw:text-style-name="P1" draw:layer="layout" svg:x1="6.3cm" svg:y1="5.26cm" svg:x2="5.66cm" svg:y2="4.8cm">
          <text:p/>
        </draw:line>
        <draw:custom-shape draw:style-name="gr6" draw:text-style-name="P6" draw:layer="layout" svg:width="0.25cm" svg:height="0.479cm" svg:x="4.71cm" svg:y="4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cm" svg:height="0.479cm" svg:x="5.2cm" svg:y="4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cm" svg:height="0.479cm" svg:x="8.066cm" svg:y="5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3.058cm" svg:y1="5.28cm" svg:x2="5.619cm" svg:y2="5.28cm">
          <text:p/>
        </draw:line>
        <draw:line draw:style-name="gr9" draw:text-style-name="P1" draw:layer="layout" svg:x1="6.359cm" svg:y1="5.74cm" svg:x2="8.4cm" svg:y2="5.74cm">
          <text:p/>
        </draw:line>
        <draw:line draw:style-name="gr14" draw:text-style-name="P1" draw:layer="layout" svg:x1="6.299cm" svg:y1="5.74cm" svg:x2="5.659cm" svg:y2="5.28cm">
          <text:p/>
        </draw:line>
        <draw:frame draw:style-name="gr15" draw:text-style-name="P5" draw:layer="layout" svg:width="1.971cm" svg:height="0.633cm" svg:x="1.309cm" svg:y="4.98cm">
          <draw:text-box>
            <text:p><text:span text:style-name="T3">end of round</text:span></text:p>
          </draw:text-box>
        </draw:frame>
        <draw:custom-shape draw:style-name="gr6" draw:text-style-name="P6" draw:layer="layout" svg:width="0.25cm" svg:height="0.479cm" svg:x="3.27cm" svg:y="5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cm" svg:height="0.479cm" svg:x="6.626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s" draw:line-skew="0.818cm -0.757cm" svg:x1="4.44cm" svg:y1="4.577cm" svg:x2="7.639cm" svg:y2="5.008cm" draw:start-shape="id9" draw:start-glue-point="10" draw:end-shape="id10" draw:end-glue-point="6" svg:d="M4440 4577h1320l620 431h1259" svg:viewBox="0 0 3200 432">
          <text:p/>
        </draw:connector>
        <draw:line draw:style-name="gr9" draw:text-style-name="P1" draw:layer="layout" svg:x1="3.059cm" svg:y1="2.9cm" svg:x2="8.399cm" svg:y2="2.9cm">
          <text:p/>
        </draw:line>
        <draw:frame draw:style-name="gr16" draw:text-style-name="P5" draw:layer="layout" svg:width="2.081cm" svg:height="0.633cm" svg:x="1.211cm" svg:y="2.58cm">
          <draw:text-box>
            <text:p><text:span text:style-name="T3">start of round</text:span></text:p>
          </draw:text-box>
        </draw:frame>
        <draw:line draw:style-name="gr17" draw:text-style-name="P1" draw:layer="layout" svg:x1="8.28cm" svg:y1="4.78cm" svg:x2="6.68cm" svg:y2="4.78cm">
          <text:p/>
        </draw:line>
        <draw:line draw:style-name="gr18" draw:text-style-name="P1" draw:layer="layout" svg:x1="5.4cm" svg:y1="4.34cm" svg:x2="3.32cm" svg:y2="4.34cm">
          <text:p/>
        </draw:line>
        <draw:line draw:style-name="gr18" draw:text-style-name="P1" draw:layer="layout" svg:x1="7.84cm" svg:y1="4.78cm" svg:x2="7.58cm" svg:y2="4.78cm">
          <text:p/>
        </draw:line>
        <draw:line draw:style-name="gr17" draw:text-style-name="P1" draw:layer="layout" svg:x1="5.4cm" svg:y1="4.8cm" svg:x2="3.32cm" svg:y2="4.8cm">
          <text:p/>
        </draw:line>
        <draw:frame draw:style-name="gr19" draw:text-style-name="P9" draw:layer="layout" svg:width="4.46cm" svg:height="2.555cm" svg:x="8.38cm" svg:y="4.22cm">
          <draw:text-box>
            <text:p><text:span text:style-name="T4">Problem when process </text:span><text:span text:style-name="T5">2</text:span><text:span text:style-name="T4"> sends the token to process </text:span><text:span text:style-name="T5">3:</text:span></text:p>
            <text:p><text:span text:style-name="T4">in the large ring processes </text:span><text:span text:style-name="T5">2</text:span><text:span text:style-name="T4"> and </text:span><text:span text:style-name="T5">3</text:span><text:span text:style-name="T4"> read global input 'red</text:span><text:span text:style-name="T4">'</text:span><text:span text:style-name="T4">, </text:span></text:p>
            <text:p><text:span text:style-name="T4">while in the cut-off ring we have to provide global input 'black'</text:span></text:p>
          </draw:text-box>
        </draw:frame>
        <draw:line draw:style-name="gr20" draw:text-style-name="P1" draw:layer="layout" svg:x1="4.96cm" svg:y1="2.62cm" svg:x2="4.74cm" svg:y2="2.84cm">
          <text:p/>
        </draw:line>
        <draw:line draw:style-name="gr18" draw:text-style-name="P1" draw:layer="layout" svg:x1="7.58cm" svg:y1="4.34cm" svg:x2="6.68cm" svg:y2="4.34cm">
          <text:p/>
        </draw:line>
        <draw:line draw:style-name="gr18" draw:text-style-name="P1" draw:layer="layout" svg:x1="8.28cm" svg:y1="4.34cm" svg:x2="7.84cm" svg:y2="4.34cm">
          <text:p/>
        </draw:line>
        <draw:line draw:style-name="gr21" draw:text-style-name="P1" draw:layer="layout" svg:x1="7.84cm" svg:y1="5.22cm" svg:x2="7.58cm" svg:y2="5.22cm">
          <text:p/>
        </draw:line>
        <draw:custom-shape draw:style-name="gr6" draw:text-style-name="P6" draw:layer="layout" svg:width="0.25cm" svg:height="0.44cm" svg:x="7.586cm" svg:y="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127cm" svg:height="0.444cm" svg:x="7.173cm" svg:y="4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draw:layer="layout" draw:type="lines" svg:x1="8.58cm" svg:y1="4.5cm" svg:x2="7.79cm" svg:y2="4.733cm" svg:d="M8580 4500l-790 233" svg:viewBox="0 0 791 2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Hatching_20_1_20_-_20_horizontal" draw:display-name="Hatching 1 - horizontal" draw:style="single" draw:color="#000000" draw:distance="0.1cm" draw:rotation="180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rat </meta:initial-creator>
    <meta:creation-date>2014-06-25T19:24:13</meta:creation-date>
    <dc:date>2018-01-27T09:13:34.018627715</dc:date>
    <meta:editing-duration>P1DT22H1M52S</meta:editing-duration>
    <meta:editing-cycles>165</meta:editing-cycles>
    <meta:generator>LibreOffice/5.1.6.2$Linux_X86_64 LibreOffice_project/10m0$Build-2</meta:generator>
    <meta:document-statistic meta:object-count="62"/>
  </office:meta>
</office:document-meta>
</file>